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12cm" fo:min-width="0.20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6cm" fo:min-width="0.15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 draw:opacity="0%"/>
      <style:paragraph-properties fo:text-align="center" style:writing-mode="lr-tb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.5cm" svg:x="1.5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.5cm" svg:y="2.4cm">
          <text:p text:style-name="P2">5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445cm" svg:y1="2.109cm" svg:x2="2.345cm" svg:y2="2.409cm">
          <text:p/>
        </draw:line>
        <draw:custom-shape draw:style-name="gr4" draw:text-style-name="P5" draw:layer="layout" svg:width="1cm" svg:height="1.1cm" svg:x="12.23cm" svg:y="7.801cm">
          <text:p text:style-name="P4">8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.1cm" svg:x="11.23cm" svg:y="7.801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.1cm" svg:x="10.23cm" svg:y="7.80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.1cm" svg:x="8.23cm" svg:y="7.80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.1cm" svg:x="9.23cm" svg:y="7.80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.1cm" svg:x="7.23cm" svg:y="7.80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.1cm" svg:x="6.23cm" svg:y="7.80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.1cm" svg:x="5.23cm" svg:y="7.80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.1cm" svg:x="13.23cm" svg:y="7.801cm">
          <text:p text:style-name="P4">9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5.2cm" svg:y="8.90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6.2cm" svg:y="8.90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7.2cm" svg:y="8.90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8.2cm" svg:y="8.90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9.2cm" svg:y="8.90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0.2cm" svg:y="8.90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11.2cm" svg:y="8.901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12.2cm" svg:y="8.901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13.2cm" svg:y="8.901cm">
          <text:p text:style-name="P2">4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cm" svg:height="0.962cm" svg:x="2.1cm" svg:y="8.9cm">
          <draw:text-box>
            <text:p>parent</text:p>
          </draw:text-box>
        </draw:frame>
        <draw:custom-shape draw:style-name="gr7" draw:text-style-name="P1" draw:layer="layout" svg:width="1cm" svg:height="1.5cm" svg:x="5.51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5.517cm" svg:y="2.4cm">
          <text:p text:style-name="P2">6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462cm" svg:y1="2.109cm" svg:x2="6.362cm" svg:y2="2.409cm">
          <text:p/>
        </draw:line>
        <draw:custom-shape draw:style-name="gr8" draw:text-style-name="P1" draw:layer="layout" svg:width="1cm" svg:height="1cm" svg:x="4.017cm" svg:y="4.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7.017cm" svg:y="4.4cm">
          <text:p text:style-name="P2">1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cm" svg:y1="4.4cm" svg:x2="5.5cm" svg:y2="2.9cm">
          <text:p/>
        </draw:line>
        <draw:line draw:style-name="gr9" draw:text-style-name="P3" draw:layer="layout" svg:x1="7.536cm" svg:y1="4.4cm" svg:x2="6.536cm" svg:y2="2.9cm">
          <text:p/>
        </draw:line>
        <draw:custom-shape draw:style-name="gr7" draw:text-style-name="P1" draw:layer="layout" svg:width="1cm" svg:height="1.5cm" svg:x="12.01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12.017cm" svg:y="2.4cm">
          <text:p text:style-name="P2">4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962cm" svg:y1="2.109cm" svg:x2="12.862cm" svg:y2="2.409cm">
          <text:p/>
        </draw:line>
        <draw:custom-shape draw:style-name="gr8" draw:text-style-name="P1" draw:layer="layout" svg:width="1cm" svg:height="1cm" svg:x="10.517cm" svg:y="4.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3.517cm" svg:y="4.4cm">
          <text:p text:style-name="P2">9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cm" svg:y1="4.4cm" svg:x2="12cm" svg:y2="2.9cm">
          <text:p/>
        </draw:line>
        <draw:line draw:style-name="gr9" draw:text-style-name="P3" draw:layer="layout" svg:x1="14.036cm" svg:y1="4.4cm" svg:x2="13.036cm" svg:y2="2.9cm">
          <text:p/>
        </draw:line>
        <draw:custom-shape draw:style-name="gr8" draw:text-style-name="P1" draw:layer="layout" svg:width="1cm" svg:height="1cm" svg:x="12.017cm" svg:y="4.4cm">
          <text:p text:style-name="P2">3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5cm" svg:y1="4.4cm" svg:x2="12.5cm" svg:y2="3.4cm">
          <text:p/>
        </draw:line>
        <draw:custom-shape draw:style-name="gr8" draw:text-style-name="P1" draw:layer="layout" svg:width="1cm" svg:height="1cm" svg:x="13.517cm" svg:y="6.414cm">
          <text:p text:style-name="P2">7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4cm" svg:y1="6.414cm" svg:x2="14cm" svg:y2="5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3T11:54:25.861000000</meta:creation-date>
    <dc:date>2021-12-03T12:09:01.932000000</dc:date>
    <meta:editing-duration>PT14M30S</meta:editing-duration>
    <meta:editing-cycles>12</meta:editing-cycles>
    <meta:generator>LibreOffice/5.4.3.2$Windows_X86_64 LibreOffice_project/92a7159f7e4af62137622921e809f8546db437e5</meta:generator>
    <meta:document-statistic meta:object-count="40"/>
  </office:meta>
</office:document-meta>
</file>